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2928" officeooo:paragraph-rsid="0012bcad"/>
    </style:style>
    <style:style style:name="P2" style:family="paragraph" style:parent-style-name="Standard">
      <style:text-properties style:font-name="Droid Sans Mono" officeooo:rsid="00112928" officeooo:paragraph-rsid="0012bcad"/>
    </style:style>
    <style:style style:name="P3" style:family="paragraph" style:parent-style-name="Standard">
      <style:text-properties style:font-name="Droid Sans Mono" officeooo:rsid="00112928" officeooo:paragraph-rsid="00143dcb"/>
    </style:style>
    <style:style style:name="P4" style:family="paragraph" style:parent-style-name="Standard">
      <style:text-properties style:font-name="Droid Sans Mono" officeooo:rsid="0011101d" officeooo:paragraph-rsid="0011101d"/>
    </style:style>
    <style:style style:name="P5" style:family="paragraph" style:parent-style-name="Standard">
      <style:text-properties style:font-name="Droid Sans Mono" officeooo:rsid="0011101d" officeooo:paragraph-rsid="0012bcad"/>
    </style:style>
    <style:style style:name="P6" style:family="paragraph" style:parent-style-name="Standard">
      <style:text-properties style:font-name="Droid Sans Mono" officeooo:rsid="001770f2" officeooo:paragraph-rsid="001770f2"/>
    </style:style>
    <style:style style:name="P7" style:family="paragraph" style:parent-style-name="Standard">
      <style:text-properties fo:font-weight="normal" officeooo:rsid="0012bcad" officeooo:paragraph-rsid="0012bcad" style:font-weight-asian="normal" style:font-weight-complex="normal"/>
    </style:style>
    <style:style style:name="P8" style:family="paragraph" style:parent-style-name="Standard">
      <style:text-properties fo:font-weight="bold" officeooo:rsid="0012bcad" officeooo:paragraph-rsid="0012bca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roid Sans" fo:font-size="14pt" fo:font-weight="bold" officeooo:rsid="0015ba50" officeooo:paragraph-rsid="0015ba50" style:font-size-asian="14pt" style:font-weight-asian="bold" style:font-size-complex="14pt" style:font-weight-complex="bold"/>
    </style:style>
    <style:style style:name="T1" style:family="text">
      <style:text-properties officeooo:rsid="0011101d"/>
    </style:style>
    <style:style style:name="T2" style:family="text">
      <style:text-properties style:font-name="Droid Sans Mono"/>
    </style:style>
    <style:style style:name="T3" style:family="text">
      <style:text-properties style:font-name="Droid Sans Mono" officeooo:rsid="0011101d"/>
    </style:style>
    <style:style style:name="T4" style:family="text">
      <style:text-properties style:font-name="Droid Sans Mono" fo:font-weight="bold" style:font-weight-asian="bold" style:font-weight-complex="bold"/>
    </style:style>
    <style:style style:name="T5" style:family="text">
      <style:text-properties style:font-name="Droid Sans Mono" fo:font-weight="bold" officeooo:rsid="0011101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1101d" style:font-weight-asian="bold" style:font-weight-complex="bold"/>
    </style:style>
    <style:style style:name="T8" style:family="text">
      <style:text-properties fo:font-weight="normal" officeooo:rsid="0011101d" style:font-weight-asian="normal" style:font-weight-complex="normal"/>
    </style:style>
    <style:style style:name="T9" style:family="text">
      <style:text-properties officeooo:rsid="0016f3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S</text:span>imple Aggregation in Map<text:span text:style-name="T9">R</text:span>educe</text:p>
      <text:p text:style-name="P8"><text:span text:style-name="T3"/></text:p>
      <text:p text:style-name="P8"><text:span text:style-name="T3">MsgSizeAggregateMapReduce.</text:span><text:span text:style-name="T2">java</text:span></text:p>
      <text:p text:style-name="P8"><text:span text:style-name="T2"/></text:p>
      <text:p text:style-name="P7"><text:span text:style-name="T3">import java.io.IOException;</text:span></text:p>
      <text:p text:style-name="P7"><text:span text:style-name="T3">import java.util.Iterator;</text:span></text:p>
      <text:p text:style-name="P7"><text:span text:style-name="T3">import java.util.regex.Matcher;</text:span></text:p>
      <text:p text:style-name="P7"><text:span text:style-name="T3">import java.util.regex.Pattern;</text:span></text:p>
      <text:p text:style-name="P7"><text:span text:style-name="T3"/></text:p>
      <text:p text:style-name="P7"><text:span text:style-name="T3">import org.apache.hadoop.conf.Configuration;</text:span></text:p>
      <text:p text:style-name="P7"><text:span text:style-name="T3">import org.apache.hadoop.conf.Configured;</text:span></text:p>
      <text:p text:style-name="P7"><text:span text:style-name="T3">import org.apache.hadoop.fs.Path;</text:span></text:p>
      <text:p text:style-name="P7"><text:span text:style-name="T3">import org.apache.hadoop.io.IntWritable;</text:span></text:p>
      <text:p text:style-name="P7"><text:span text:style-name="T3">import org.apache.hadoop.io.Text;</text:span></text:p>
      <text:p text:style-name="P7"><text:span text:style-name="T3">import org.apache.hadoop.mapreduce.Job;</text:span></text:p>
      <text:p text:style-name="P7"><text:span text:style-name="T3">import org.apache.hadoop.mapreduce.Mapper;</text:span></text:p>
      <text:p text:style-name="P7"><text:span text:style-name="T3">import org.apache.hadoop.mapreduce.Reducer;</text:span></text:p>
      <text:p text:style-name="P7"><text:span text:style-name="T3">import org.apache.hadoop.mapreduce.lib.input.FileInputFormat;</text:span></text:p>
      <text:p text:style-name="P7"><text:span text:style-name="T3">import org.apache.hadoop.mapreduce.lib.output.FileOutputFormat;</text:span></text:p>
      <text:p text:style-name="P7"><text:span text:style-name="T3">import org.apache.hadoop.util.Tool;</text:span></text:p>
      <text:p text:style-name="P7"><text:span text:style-name="T3">import org.apache.hadoop.util.ToolRunner;</text:span></text:p>
      <text:p text:style-name="P7"><text:span text:style-name="T3"/></text:p>
      <text:p text:style-name="P7"><text:span text:style-name="T3">public class MsgSizeAggregateMapReduce extends Configured implements Tool {</text:span></text:p>
      <text:p text:style-name="P7"><text:span text:style-name="T3"/></text:p>
      <text:p text:style-name="P7"><text:span text:style-name="T3"><text:tab/>public static void main(String[] args) throws Exception {</text:span></text:p>
      <text:p text:style-name="P7"><text:span text:style-name="T3"><text:tab/><text:tab/>int res = ToolRunner.run(new Configuration(),</text:span></text:p>
      <text:p text:style-name="P7"><text:span text:style-name="T3"><text:tab/><text:tab/><text:tab/><text:tab/>new MsgSizeAggregateMapReduce(), args);</text:span></text:p>
      <text:p text:style-name="P7"><text:span text:style-name="T3"><text:tab/><text:tab/>System.exit(res)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@Override</text:span></text:p>
      <text:p text:style-name="P7"><text:span text:style-name="T3"><text:tab/>public int run(String[] args) throws Exception {</text:span></text:p>
      <text:p text:style-name="P7"><text:span text:style-name="T3"><text:tab/><text:tab/></text:span></text:p>
      <text:p text:style-name="P7"><text:span text:style-name="T3"><text:tab/><text:tab/>if (args.length != 2) {</text:span></text:p>
      <text:p text:style-name="P7"><text:span text:style-name="T3"><text:tab/><text:tab/><text:tab/>System.err.println("Usage: <text:s/>&lt;input_path&gt; &lt;output_path&gt;");</text:span></text:p>
      <text:p text:style-name="P7"><text:span text:style-name="T3"><text:tab/><text:tab/><text:tab/>System.exit(-1);</text:span></text:p>
      <text:p text:style-name="P7"><text:span text:style-name="T3"><text:tab/><text:tab/>}</text:span></text:p>
      <text:p text:style-name="P7"><text:span text:style-name="T3"><text:tab/><text:tab/>/* input parameters */</text:span></text:p>
      <text:p text:style-name="P7"><text:span text:style-name="T3"><text:tab/><text:tab/>String inputPath = args[0];</text:span></text:p>
      <text:p text:style-name="P7"><text:span text:style-name="T3"><text:tab/><text:tab/>String outputPath = args[1];</text:span></text:p>
      <text:p text:style-name="P7"><text:span text:style-name="T3"/></text:p>
      <text:p text:style-name="P7"><text:span text:style-name="T3"><text:tab/><text:tab/>Job job = Job.getInstance(getConf(), "WebLogMessageSizeAggregator");</text:span></text:p>
      <text:p text:style-name="P7"><text:span text:style-name="T3"><text:tab/><text:tab/>job.setJarByClass(MsgSizeAggregateMapReduce.class);</text:span></text:p>
      <text:p text:style-name="P7"><text:span text:style-name="T3"><text:tab/><text:tab/>job.setMapperClass(AMapper.class);</text:span></text:p>
      <text:p text:style-name="P7"><text:span text:style-name="T3"><text:tab/><text:tab/>job.setReducerClass(AReducer.class);</text:span></text:p>
      <text:p text:style-name="P7"><text:span text:style-name="T3"><text:tab/><text:tab/>job.setNumReduceTasks(1);</text:span></text:p>
      <text:p text:style-name="P7"><text:span text:style-name="T3"/></text:p>
      <text:p text:style-name="P7"><text:span text:style-name="T3"><text:tab/><text:tab/>job.setOutputKeyClass(Text.class);</text:span></text:p>
      <text:p text:style-name="P7"><text:soft-page-break/><text:span text:style-name="T3"><text:tab/><text:tab/>job.setOutputValueClass(IntWritable.class);</text:span></text:p>
      <text:p text:style-name="P7"><text:span text:style-name="T3"><text:tab/><text:tab/>FileInputFormat.setInputPaths(job, new Path(inputPath));</text:span></text:p>
      <text:p text:style-name="P7"><text:span text:style-name="T3"><text:tab/><text:tab/>FileOutputFormat.setOutputPath(job, new Path(outputPath));</text:span></text:p>
      <text:p text:style-name="P7"><text:span text:style-name="T3"/></text:p>
      <text:p text:style-name="P7"><text:span text:style-name="T3"><text:tab/><text:tab/>int exitStatus = job.waitForCompletion(true) ? 0 : 1;</text:span></text:p>
      <text:p text:style-name="P7"><text:span text:style-name="T3"><text:tab/><text:tab/>return exitStatus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public static class AMapper extends Mapper&lt;Object, Text, Text, IntWritable&gt; {</text:span></text:p>
      <text:p text:style-name="P7"><text:span text:style-name="T3"><text:tab/><text:tab/>public static final Pattern httplogPattern = Pattern</text:span></text:p>
      <text:p text:style-name="P7"><text:span text:style-name="T3"><text:tab/><text:tab/><text:tab/><text:tab/>.compile("(</text:span><text:span text:style-name="T2">[^\\s]+) - - \\[(.+)\\] \"([^\\s]+) (/[^\\s]*) HTTP/[^\\s]+\" [^\\s]+ ([0-9]+)");</text:span></text:p>
      <text:p text:style-name="P7"><text:span text:style-name="T2"/></text:p>
      <text:p text:style-name="P7"><text:span text:style-name="T2"><text:tab/><text:tab/>public void map(Object key, Text value, Context context)</text:span></text:p>
      <text:p text:style-name="P7"><text:span text:style-name="T2"><text:tab/><text:tab/><text:tab/><text:tab/>throws IOException, InterruptedException {</text:span></text:p>
      <text:p text:style-name="P7"><text:span text:style-name="T2"><text:tab/><text:tab/><text:tab/>Matcher matcher = httplogPattern.matcher(value.toString());</text:span></text:p>
      <text:p text:style-name="P7"><text:span text:style-name="T2"><text:tab/><text:tab/><text:tab/>if (matcher.matches()) {</text:span></text:p>
      <text:p text:style-name="P7"><text:span text:style-name="T2"><text:tab/><text:tab/><text:tab/><text:tab/>int size = Integer.parseInt(matcher.group(5));</text:span></text:p>
      <text:p text:style-name="P7"><text:span text:style-name="T2"><text:tab/><text:tab/><text:tab/><text:tab/>context.write(new Text("msgSize"), new IntWritable(size));</text:span></text:p>
      <text:p text:style-name="P7"><text:span text:style-name="T2"><text:tab/><text:tab/><text:tab/>}</text:span></text:p>
      <text:p text:style-name="P7"><text:span text:style-name="T2"><text:tab/><text:tab/>}</text:span></text:p>
      <text:p text:style-name="P7"><text:span text:style-name="T2"><text:tab/>}</text:span></text:p>
      <text:p text:style-name="P7"><text:span text:style-name="T2"/></text:p>
      <text:p text:style-name="P7"><text:span text:style-name="T2"><text:tab/>public static class AReducer extends</text:span></text:p>
      <text:p text:style-name="P7"><text:span text:style-name="T2"><text:tab/><text:tab/><text:tab/>Reducer&lt;Text, IntWritable, Text, IntWritable&gt; {</text:span></text:p>
      <text:p text:style-name="P7"><text:span text:style-name="T2"><text:tab/><text:tab/>public void reduce(Text key, Iterable&lt;IntWritable&gt; values,</text:span></text:p>
      <text:p text:style-name="P7"><text:span text:style-name="T2"><text:tab/><text:tab/><text:tab/><text:tab/>Context context) throws IOException, InterruptedException {</text:span></text:p>
      <text:p text:style-name="P7"><text:span text:style-name="T2"><text:tab/><text:tab/><text:tab/>double tot = 0;</text:span></text:p>
      <text:p text:style-name="P7"><text:span text:style-name="T2"><text:tab/><text:tab/><text:tab/>int count = 0;</text:span></text:p>
      <text:p text:style-name="P7"><text:span text:style-name="T2"><text:tab/><text:tab/><text:tab/>int min = Integer.MAX_VALUE;</text:span></text:p>
      <text:p text:style-name="P7"><text:span text:style-name="T2"><text:tab/><text:tab/><text:tab/>int max = 0;</text:span></text:p>
      <text:p text:style-name="P7"><text:span text:style-name="T2"><text:tab/><text:tab/><text:tab/>Iterator&lt;IntWritable&gt; iterator = values.iterator();</text:span></text:p>
      <text:p text:style-name="P7"><text:span text:style-name="T2"><text:tab/><text:tab/><text:tab/>while (iterator.hasNext()) {</text:span></text:p>
      <text:p text:style-name="P7"><text:span text:style-name="T2"><text:tab/><text:tab/><text:tab/><text:tab/>int value = iterator.next().get();</text:span></text:p>
      <text:p text:style-name="P7"><text:span text:style-name="T2"><text:tab/><text:tab/><text:tab/><text:tab/>tot = tot + value;</text:span></text:p>
      <text:p text:style-name="P7"><text:span text:style-name="T2"><text:tab/><text:tab/><text:tab/><text:tab/>count++;</text:span></text:p>
      <text:p text:style-name="P7"><text:span text:style-name="T2"><text:tab/><text:tab/><text:tab/><text:tab/>if (value &lt; min) {</text:span></text:p>
      <text:p text:style-name="P7"><text:span text:style-name="T2"><text:tab/><text:tab/><text:tab/><text:tab/><text:tab/>min = value;</text:span></text:p>
      <text:p text:style-name="P7"><text:span text:style-name="T2"><text:tab/><text:tab/><text:tab/><text:tab/>}</text:span></text:p>
      <text:p text:style-name="P7"><text:span text:style-name="T2"><text:tab/><text:tab/><text:tab/><text:tab/>if (value &gt; max) {</text:span></text:p>
      <text:p text:style-name="P7"><text:span text:style-name="T2"><text:tab/><text:tab/><text:tab/><text:tab/><text:tab/>max = value;</text:span></text:p>
      <text:p text:style-name="P7"><text:span text:style-name="T2"><text:tab/><text:tab/><text:tab/><text:tab/>}</text:span></text:p>
      <text:p text:style-name="P7"><text:span text:style-name="T2"><text:tab/><text:tab/><text:tab/>}</text:span></text:p>
      <text:p text:style-name="P7"><text:span text:style-name="T2"><text:tab/><text:tab/><text:tab/>context.write(new Text("Mean"), new IntWritable((int) tot / count));</text:span></text:p>
      <text:p text:style-name="P7"><text:span text:style-name="T2"><text:tab/><text:tab/><text:tab/>context.write(new Text("Max"), new </text:span><text:soft-page-break/><text:span text:style-name="T2">IntWritable(max));</text:span></text:p>
      <text:p text:style-name="P7"><text:span text:style-name="T2"><text:tab/><text:tab/><text:tab/>context.write(new Text("Min"), new IntWritable(min));</text:span></text:p>
      <text:p text:style-name="P7"><text:span text:style-name="T2"><text:tab/><text:tab/>}</text:span></text:p>
      <text:p text:style-name="P7"><text:span text:style-name="T2"><text:tab/>}</text:span></text:p>
      <text:p text:style-name="P7"><text:span text:style-name="T2">}</text:span></text:p>
      <text:p text:style-name="P7"><text:span text:style-name="T2"/></text:p>
      <text:p text:style-name="P1"><text:span text:style-name="T5"/></text:p>
      <text:p text:style-name="P1"><text:span text:style-name="T5">[ashesh@MISTRI Aggregate] $</text:span><text:span text:style-name="T3"> wget </text:span><text:a xlink:type="simple" xlink:href="ftp://ita.ee.lbl.gov/traces/NASA_access_log_Jul95.gz" text:style-name="Internet_20_link" text:visited-style-name="Visited_20_Internet_20_Link"><text:span text:style-name="T3">ftp://ita.ee.lbl.gov/traces/NASA_access_log_Jul95.gz</text:span></text:a></text:p>
      <text:p text:style-name="P2"/>
      <text:p text:style-name="P2"><text:span text:style-name="T7">[ashesh@MISTRI Aggregate] $</text:span><text:span text:style-name="T1"> gunzip -k NASA_access_log_Jul95.gz</text:span></text:p>
      <text:p text:style-name="P2"/>
      <text:p text:style-name="P6"><text:span text:style-name="T7">[ashesh@MISTRI Aggregate] $ </text:span>head -3 NASA_access_log_Jul95</text:p>
      <text:p text:style-name="P6">199.72.81.55 - - [01/Jul/1995:00:00:01 -0400] "GET /history/apollo/ HTTP/1.0" 200 6245</text:p>
      <text:p text:style-name="P6">unicomp6.unicomp.net - - [01/Jul/1995:00:00:06 -0400] "GET /shuttle/countdown/ HTTP/1.0" 200 3985</text:p>
      <text:p text:style-name="P6">199.120.110.21 - - [01/Jul/1995:00:00:09 -0400] "GET /shuttle/missions/sts-73/mission-sts-73.html HTTP/1.0" 200 4085</text:p>
      <text:p text:style-name="P2"/>
      <text:p text:style-name="P2"><text:span text:style-name="T7">[ashesh@MISTRI Aggregate] $</text:span><text:span text:style-name="T1"> hadoop fs -mkdir /input</text:span></text:p>
      <text:p text:style-name="P2"/>
      <text:p text:style-name="P2"><text:span text:style-name="T7">[ashesh@MISTRI Aggregate] $</text:span><text:span text:style-name="T1"> hadoop fs -put NASA_access_log_Jul95 /input</text:span></text:p>
      <text:p text:style-name="P2"/>
      <text:p text:style-name="P3"><text:span text:style-name="T7">[ashesh@MISTRI Aggregate] $ </text:span><text:span text:style-name="T1">hadoop com.sun.tools.javac.Main *.java; jar cf </text:span><text:span text:style-name="T8">Aggregate</text:span><text:span text:style-name="T1">.jar *.class</text:span></text:p>
      <text:p text:style-name="P2"/>
      <text:p text:style-name="P2"><text:span text:style-name="T7">[ashesh@MISTRI Aggregate] $ </text:span><text:span text:style-name="T1">hadoop jar Aggregate.jar MsgSizeAggregateMapReduce /input /output</text:span></text:p>
      <text:p text:style-name="P4"/>
      <text:p text:style-name="P5"><text:span text:style-name="T6">[ashesh@MISTRI Aggregate] $</text:span> hadoop fs -cat /output/part*</text:p>
      <text:p text:style-name="P5">Mean<text:tab/>1150</text:p>
      <text:p text:style-name="P4">Max<text:tab/>6823936</text:p>
      <text:p text:style-name="P4">Min<text:tab/>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esh Singh</meta:initial-creator>
    <meta:creation-date>2016-04-06T20:12:33.731103885</meta:creation-date>
    <dc:date>2016-04-06T22:37:45.496005556</dc:date>
    <dc:creator>Ashesh Singh</dc:creator>
    <meta:editing-duration>PT2H20M12S</meta:editing-duration>
    <meta:editing-cycles>10</meta:editing-cycles>
    <meta:generator>LibreOffice/5.0.5.2$Linux_X86_64 LibreOffice_project/00$Build-2</meta:generator>
    <meta:document-statistic meta:table-count="0" meta:image-count="0" meta:object-count="0" meta:page-count="3" meta:paragraph-count="98" meta:word-count="363" meta:character-count="3852" meta:non-whitespace-character-count="3418"/>
  </office:meta>
</office:document-meta>
</file>